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</office:automatic-styles>
  <office:body>
    <office:text text:use-soft-page-breaks="true">
      <text:p text:style-name="P1">Naredbe za pokretanje aplikacije:</text:p>
      <text:p text:style-name="Standard"/>
      <text:p text:style-name="Standard"/>
      <text:p text:style-name="Standard">–</text:p>
      <text:p text:style-name="Standard">Za instalaciju:</text:p>
      <text:p text:style-name="Standard"/>
      <text:p text:style-name="Standard">sudo apt install graphviz</text:p>
      <text:p text:style-name="Standard">sudo apt install graphviz-lib</text:p>
      <text:p text:style-name="Standard">sudo apt install graphviz-dev</text:p>
      <text:p text:style-name="Standard"/>
      <text:p text:style-name="Standard">mkdir build</text:p>
      <text:p text:style-name="Standard">Navigacija u folsder:</text:p>
      <text:p text:style-name="Standard">cd<text:s/>LogicToolbox-master/</text:p>
      <text:p text:style-name="Standard">cd build/</text:p>
      <text:p text:style-name="Standard">cmake -DCMAKE_INSTALL_PREFIX=../installed ..</text:p>
      <text:p text:style-name="Standard">make install</text:p>
      <text:p text:style-name="Standard">cmake .</text:p>
      <text:p text:style-name="Standard">make</text:p>
      <text:p text:style-name="Standard"/>
      <text:p text:style-name="Standard">U folderu build/bin:</text:p>
      <text:p text:style-name="Standard">./LogicToolbox</text:p>
      <text:p text:style-name="Standard"/>
      <text:p text:style-name="Standard">Za iscrtavanje slike:</text:p>
      <text:p text:style-name="Standard">dot graph.dot -Tpng -o img.png</text:p>
      <text:p text:style-name="Standard"/>
      <text:p text:style-name="Standard"/>
      <text:p text:style-name="Standard">spojeno <text:s/>jedno:</text:p>
      <text:p text:style-name="Standard"/>
      <text:p text:style-name="Standard">cd LogicToolbox-master/ <text:s/>&amp;&amp; cd build/ &amp;&amp;</text:p>
      <text:p text:style-name="Standard">cmake -DCMAKE_INSTALL_PREFIX=../installed .. &amp;&amp;</text:p>
      <text:p text:style-name="Standard">make install <text:s/>&amp;&amp;</text:p>
      <text:p text:style-name="Standard">cmake . &amp;&amp;</text:p>
      <text:p text:style-name="Standard">make</text:p>
      <text:p text:style-name="Standard"/>
      <text:p text:style-name="Standard">--Prebaciti UniverseConfig iz test u build/bin</text:p>
      <text:p text:style-name="Standard"/>
      <text:p text:style-name="Standard">cd bin/ <text:s text:c="3"/>&amp;&amp;</text:p>
      <text:p text:style-name="Standard">./LogicToolbox <text:s text:c="2"/>&amp;&amp;</text:p>
      <text:p text:style-name="Standard">dot graph.dot -Tpng -o img.pngS</text:p>
      <text:p text:style-name="Standard"/>
      <text:p text:style-name="Standard">cd .. &amp;&amp; cd .. &amp;&amp; cd test &amp;&amp; octave Plotanje.m</text:p>
      <text:p text:style-name="Standard"/>
      <text:p text:style-name="Standard">Prebaciti iz test foldera datoteku UniverseConfig u build/binS</text:p>
      <text:p text:style-name="Standard">Za plotanje neophodno je:</text:p>
      <text:p text:style-name="Standard"/>
      <text:p text:style-name="Standard">octave –force-gui</text:p>
      <text:p text:style-name="Standard"><text:bookmark-start text:name="__DdeLink__138_3783136079"/><text:span text:style-name="SourceText">graphics_toolkit('gnuplot')</text:span><text:bookmark-end text:name="__DdeLink__138_3783136079"/></text:p>
      <text:p text:style-name="Standard"><text:span text:style-name="SourceText">octave Plotanje.m → iz foldera test;S</text:span></text:p>
      <text:p text:style-name="P2"/>
      <text:p text:style-name="Standard"/>
      <text:p text:style-name="Standard"/>
      <text:p text:style-name="Standard">promjene izvrsene u src/cmake_install.cmake</text:p>
      <text:p text:style-name="Standard"/>
      <text:p text:style-name="Standard">Korisni linkovi:</text:p>
      <text:p text:style-name="Standard"><text:a xlink:href="https://www.youtube.com/watch?v=G5b4jRBKNxw" office:target-frame-name="_top" xlink:show="replace">https://www.youtube.com/watch?v=G5b4jRBKNxw</text:a></text:p>
      <text:p text:style-name="Standard"/>
      <text:p text:style-name="Standard"><text:a xlink:href="https://github.com/huangzehao/SimpleNeuralNetwork" office:target-frame-name="_top" xlink:show="replace">https://github.com/huangzehao/SimpleNeuralNetwork</text:a></text:p>
      <text:p text:style-name="Standard"/>
      <text:p text:style-name="Standard"><text:a xlink:href="https://vimeo.com/19569529" office:target-frame-name="_top" xlink:show="replace">https://vimeo.com/19569529</text:a></text:p>
      <text:p text:style-name="Standard"/>
      <text:p text:style-name="Standard"><text:a xlink:href="https://github.com/davidrmiller/neural2d" office:target-frame-name="_top" xlink:show="replace">https://github.com/davidrmiller/neural2d</text:a></text:p>
      <text:p text:style-name="Standard"/>
      <text:p text:style-name="Standard"><text:a xlink:href="https://vimeo.com/56882963" office:target-frame-name="_top" xlink:show="replace">https://vimeo.com/56882963</text:a></text:p>
      <text:p text:style-name="Standard"/>
      <text:p text:style-name="Standard"><text:a xlink:href="https://github.com/davidrmiller/neural2d/tree/master/src" office:target-frame-name="_top" xlink:show="replace"><text:span text:style-name="Hyperlink">https://github.com/davidrmiller/neural2d/tree/master/src</text:span></text:a></text:p>
      <text:p text:style-name="Standard"/>
      <text:p text:style-name="Standard">https://www.mathworks.com/matlabcentral/answers/39067-run</text:p>
      <text:p text:style-name="Standard">-matlab-function-with-arguments-on-linux-terminal</text:p>
      <text:p text:style-name="Standard"/>
      <text:p text:style-name="Standard"/>
      <text:p text:style-name="Standard"/>
      <text:p text:style-name="Standard">1<text:tab/>1111 <text:s/></text:p>
      <text:p text:style-name="Standard">2<text:tab/>1110</text:p>
      <text:p text:style-name="Standard">3<text:tab/>1101</text:p>
      <text:p text:style-name="Standard">4<text:tab/>1100</text:p>
      <text:p text:style-name="Standard">5<text:tab/>1011</text:p>
      <text:p text:style-name="Standard">6<text:tab/>1010</text:p>
      <text:p text:style-name="Standard">7<text:tab/>1001</text:p>
      <text:p text:style-name="Standard">8<text:tab/>1000</text:p>
      <text:p text:style-name="Standard">9<text:tab/>0111</text:p>
      <text:p text:style-name="Standard">10<text:tab/>0110</text:p>
      <text:p text:style-name="Standard">11<text:tab/>0101</text:p>
      <text:p text:style-name="Standard">12<text:tab/>0100</text:p>
      <text:p text:style-name="Standard">13<text:tab/>0011</text:p>
      <text:p text:style-name="Standard">14<text:tab/>0010</text:p>
      <text:p text:style-name="Standard">15<text:tab/>0001</text:p>
      <text:p text:style-name="Standard">16<text:tab/>0000</text:p>
      <text:p text:style-name="Standard"/>
      <text:p text:style-name="Standard">(#(x|y)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mza Iseric</dc:creator>
    <meta:creation-date>2018-06-22T19:43:00Z</meta:creation-date>
    <dc:date>2018-09-17T23:25:00Z</dc:date>
    <meta:template xlink:href="Normal.dotm" xlink:type="simple"/>
    <meta:editing-cycles>22</meta:editing-cycles>
    <meta:editing-duration>PT66540S</meta:editing-duration>
    <meta:document-statistic meta:page-count="1" meta:paragraph-count="3" meta:word-count="262" meta:character-count="1755" meta:row-count="12" meta:non-whitespace-character-count="1496"/>
  </office:meta>
</office:document-meta>
</file>